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Default">
      <style:table-cell-properties fo:background-color="#cccccc" style:diagonal-bl-tr="none" style:diagonal-tl-br="none" fo:border="0.74pt solid #000000" fo:padding="0.028in" style:rotation-align="none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 style:data-style-name="N160">
      <style:table-cell-properties fo:background-color="#cccccc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" style:family="table-cell" style:parent-style-name="Default" style:data-style-name="N160">
      <style:table-cell-properties fo:background-color="#cccccc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" style:family="table-cell" style:parent-style-name="Default" style:data-style-name="N160">
      <style:table-cell-properties fo:padding="0.028in"/>
    </style:style>
    <style:style style:name="ce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background-color="#cccccc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5.0504in" svg:height="3.2406in" svg:x="0.111in" svg:y="2.4142in">
            <draw:object draw:notify-on-update-of-ranges="Feuille1.A1:Feuille1.A1 Feuille1.A2:Feuille1.A5 Feuille1.B1:Feuille1.B1 Feuille1.B2:Feuille1.B5 Feuille1.C1:Feuille1.C1 Feuille1.C2:Feuille1.C5 Feuille1.D1:Feuille1.D1 Feuille1.D2:Feuille1.D5 Feuille1.E1:Feuille1.E1 Feuille1.E2:Feuille1.E5 Feuille1.F1:Feuille1.F1 Feuille1.F2:Feuille1.F5 Feuille1.G1:Feuille1.G1 Feuille1.G2:Feuille1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Produit</text:p>
          </table:table-cell>
          <table:table-cell table:style-name="ce1" office:value-type="string" calcext:value-type="string">
            <text:p>Janvier</text:p>
          </table:table-cell>
          <table:table-cell table:style-name="ce6" office:value-type="string" calcext:value-type="string">
            <text:p>Février</text:p>
          </table:table-cell>
          <table:table-cell table:style-name="ce6" office:value-type="string" calcext:value-type="string">
            <text:p>Mars</text:p>
          </table:table-cell>
          <table:table-cell table:style-name="ce6" office:value-type="string" calcext:value-type="string">
            <text:p>Avril</text:p>
          </table:table-cell>
          <table:table-cell table:style-name="ce6" office:value-type="string" calcext:value-type="string">
            <text:p>Mai</text:p>
          </table:table-cell>
          <table:table-cell table:style-name="ce6" office:value-type="string" calcext:value-type="string">
            <text:p>Juin</text:p>
          </table:table-cell>
          <table:table-cell table:style-name="ce6" office:value-type="string" calcext:value-type="string">
            <text:p>Total</text:p>
          </table:table-cell>
          <table:table-cell table:style-name="ce10" office:value-type="string" calcext:value-type="string">
            <text:p>Moyenne</text:p>
          </table:table-cell>
        </table:table-row>
        <table:table-row table:style-name="ro1">
          <table:table-cell table:style-name="ce2" office:value-type="string" calcext:value-type="string">
            <text:p>Ordinateur</text:p>
          </table:table-cell>
          <table:table-cell table:style-name="ce4" office:value-type="currency" office:currency="DA" office:value="15000" calcext:value-type="currency">
            <text:p>DA15,000.00</text:p>
          </table:table-cell>
          <table:table-cell table:style-name="ce4" office:value-type="currency" office:currency="DA" office:value="12000" calcext:value-type="currency">
            <text:p>DA12,000.00</text:p>
          </table:table-cell>
          <table:table-cell table:style-name="ce4" office:value-type="currency" office:currency="DA" office:value="18000" calcext:value-type="currency">
            <text:p>DA18,000.00</text:p>
          </table:table-cell>
          <table:table-cell table:style-name="ce4" office:value-type="currency" office:currency="DA" office:value="20000" calcext:value-type="currency">
            <text:p>DA20,000.00</text:p>
          </table:table-cell>
          <table:table-cell table:style-name="ce4" office:value-type="currency" office:currency="DA" office:value="22000" calcext:value-type="currency">
            <text:p>DA22,000.00</text:p>
          </table:table-cell>
          <table:table-cell office:value-type="currency" office:currency="DA" office:value="25000" calcext:value-type="currency">
            <text:p>DA25,000.00</text:p>
          </table:table-cell>
          <table:table-cell table:style-name="ce5" office:value-type="currency" office:currency="DA" office:value="112000" calcext:value-type="currency">
            <text:p>DA112,000.00</text:p>
          </table:table-cell>
          <table:table-cell table:style-name="ce5" office:value-type="currency" office:currency="DA" office:value="18666.6666666667" calcext:value-type="currency">
            <text:p>DA18,666.67</text:p>
          </table:table-cell>
        </table:table-row>
        <table:table-row table:style-name="ro1">
          <table:table-cell table:style-name="ce2" office:value-type="string" calcext:value-type="string">
            <text:p>Imprimante</text:p>
          </table:table-cell>
          <table:table-cell table:style-name="ce4" office:value-type="currency" office:currency="DA" office:value="5000" calcext:value-type="currency">
            <text:p>DA5,000.00</text:p>
          </table:table-cell>
          <table:table-cell table:style-name="ce4" office:value-type="currency" office:currency="DA" office:value="7000" calcext:value-type="currency">
            <text:p>DA7,000.00</text:p>
          </table:table-cell>
          <table:table-cell table:style-name="ce4" office:value-type="currency" office:currency="DA" office:value="6500" calcext:value-type="currency">
            <text:p>DA6,500.00</text:p>
          </table:table-cell>
          <table:table-cell table:style-name="ce4" office:value-type="currency" office:currency="DA" office:value="6000" calcext:value-type="currency">
            <text:p>DA6,000.00</text:p>
          </table:table-cell>
          <table:table-cell table:style-name="ce4" office:value-type="currency" office:currency="DA" office:value="8000" calcext:value-type="currency">
            <text:p>DA8,000.00</text:p>
          </table:table-cell>
          <table:table-cell office:value-type="currency" office:currency="DA" office:value="7500" calcext:value-type="currency">
            <text:p>DA7,500.00</text:p>
          </table:table-cell>
          <table:table-cell table:style-name="ce5" office:value-type="currency" office:currency="DA" office:value="40000" calcext:value-type="currency">
            <text:p>DA40,000.00</text:p>
          </table:table-cell>
          <table:table-cell table:style-name="ce5" office:value-type="currency" office:currency="DA" office:value="6666.66666666667" calcext:value-type="currency">
            <text:p>DA6,666.67</text:p>
          </table:table-cell>
        </table:table-row>
        <table:table-row table:style-name="ro1">
          <table:table-cell table:style-name="ce2" office:value-type="string" calcext:value-type="string">
            <text:p>Scanner</text:p>
          </table:table-cell>
          <table:table-cell table:style-name="ce4" office:value-type="currency" office:currency="DA" office:value="4000" calcext:value-type="currency">
            <text:p>DA4,000.00</text:p>
          </table:table-cell>
          <table:table-cell table:style-name="ce4" office:value-type="currency" office:currency="DA" office:value="4500" calcext:value-type="currency">
            <text:p>DA4,500.00</text:p>
          </table:table-cell>
          <table:table-cell table:style-name="ce4" office:value-type="currency" office:currency="DA" office:value="5000" calcext:value-type="currency">
            <text:p>DA5,000.00</text:p>
          </table:table-cell>
          <table:table-cell table:style-name="ce4" office:value-type="currency" office:currency="DA" office:value="5500" calcext:value-type="currency">
            <text:p>DA5,500.00</text:p>
          </table:table-cell>
          <table:table-cell table:style-name="ce4" office:value-type="currency" office:currency="DA" office:value="6000" calcext:value-type="currency">
            <text:p>DA6,000.00</text:p>
          </table:table-cell>
          <table:table-cell office:value-type="currency" office:currency="DA" office:value="7000" calcext:value-type="currency">
            <text:p>DA7,000.00</text:p>
          </table:table-cell>
          <table:table-cell table:style-name="ce5" office:value-type="currency" office:currency="DA" office:value="32000" calcext:value-type="currency">
            <text:p>DA32,000.00</text:p>
          </table:table-cell>
          <table:table-cell table:style-name="ce5" office:value-type="currency" office:currency="DA" office:value="5333.33333333333" calcext:value-type="currency">
            <text:p>DA5,333.33</text:p>
          </table:table-cell>
        </table:table-row>
        <table:table-row table:style-name="ro1">
          <table:table-cell table:style-name="ce2" office:value-type="string" calcext:value-type="string">
            <text:p>Ecrans</text:p>
          </table:table-cell>
          <table:table-cell table:style-name="ce4" office:value-type="currency" office:currency="DA" office:value="8000" calcext:value-type="currency">
            <text:p>DA8,000.00</text:p>
          </table:table-cell>
          <table:table-cell table:style-name="ce4" office:value-type="currency" office:currency="DA" office:value="9000" calcext:value-type="currency">
            <text:p>DA9,000.00</text:p>
          </table:table-cell>
          <table:table-cell table:style-name="ce4" office:value-type="currency" office:currency="DA" office:value="9500" calcext:value-type="currency">
            <text:p>DA9,500.00</text:p>
          </table:table-cell>
          <table:table-cell table:style-name="ce4" office:value-type="currency" office:currency="DA" office:value="10000" calcext:value-type="currency">
            <text:p>DA10,000.00</text:p>
          </table:table-cell>
          <table:table-cell table:style-name="ce4" office:value-type="currency" office:currency="DA" office:value="11000" calcext:value-type="currency">
            <text:p>DA11,000.00</text:p>
          </table:table-cell>
          <table:table-cell office:value-type="currency" office:currency="DA" office:value="12000" calcext:value-type="currency">
            <text:p>DA12,000.00</text:p>
          </table:table-cell>
          <table:table-cell table:style-name="ce5" office:value-type="currency" office:currency="DA" office:value="59500" calcext:value-type="currency">
            <text:p>DA59,500.00</text:p>
          </table:table-cell>
          <table:table-cell table:style-name="ce5" office:value-type="currency" office:currency="DA" office:value="9916.66666666667" calcext:value-type="currency">
            <text:p>DA9,916.67</text:p>
          </table:table-cell>
        </table:table-row>
        <table:table-row table:style-name="ro1">
          <table:table-cell table:style-name="ce2" office:value-type="string" calcext:value-type="string">
            <text:p>Total mensuel</text:p>
          </table:table-cell>
          <table:table-cell table:style-name="ce5" office:value-type="currency" office:currency="DA" office:value="32000" calcext:value-type="currency">
            <text:p>DA32,000.00</text:p>
          </table:table-cell>
          <table:table-cell table:style-name="ce5" office:value-type="currency" office:currency="DA" office:value="32500" calcext:value-type="currency">
            <text:p>DA32,500.00</text:p>
          </table:table-cell>
          <table:table-cell table:style-name="ce5" office:value-type="currency" office:currency="DA" office:value="39000" calcext:value-type="currency">
            <text:p>DA39,000.00</text:p>
          </table:table-cell>
          <table:table-cell table:style-name="ce5" office:value-type="currency" office:currency="DA" office:value="41500" calcext:value-type="currency">
            <text:p>DA41,500.00</text:p>
          </table:table-cell>
          <table:table-cell table:style-name="ce5" office:value-type="currency" office:currency="DA" office:value="47000" calcext:value-type="currency">
            <text:p>DA47,000.00</text:p>
          </table:table-cell>
          <table:table-cell table:style-name="ce5" office:value-type="currency" office:currency="DA" office:value="51500" calcext:value-type="currency">
            <text:p>DA51,500.00</text:p>
          </table:table-cell>
          <table:table-cell table:style-name="ce5" office:value-type="currency" office:currency="DA" office:value="243500" calcext:value-type="currency">
            <text:p>DA243,500.00</text:p>
          </table:table-cell>
          <table:table-cell table:style-name="ce5" office:value-type="currency" office:currency="DA" office:value="60875" calcext:value-type="currency">
            <text:p>DA60,875.00</text:p>
          </table:table-cell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1/Ordinateurr c'est le produit qui réalise le meilleur total de ventes 112,000,00DA</text:p>
          </table:table-cell>
          <table:table-cell table:number-columns-repeated="5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2/Le mois de juin généré le plus grand chiffre d'affaires global 51,500,00DA</text:p>
          </table:table-cell>
          <table:table-cell table:number-columns-repeated="5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3/La moyenne mensuel de ventes pour tout les produits 60,875,00 DA</text:p>
          </table:table-cell>
          <table:table-cell table:number-columns-repeated="5"/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ce7"/>
          <table:table-cell/>
          <table:table-cell table:style-name="ce8" office:value-type="string" calcext:value-type="string">
            <text:p>Nom:LAAM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8" office:value-type="string" calcext:value-type="string">
            <text:p>PRÉNOM : BOUCHR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string" calcext:value-type="string">
            <text:p>GROUP: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string" calcext:value-type="string">
            <text:p>SP: BIOCHIMIE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DA</number:text>
    </number:number-style>
    <number:number-style style:name="N130">
      <number:text>-</number:text>
      <number:number number:decimal-places="0" number:min-decimal-places="0" number:min-integer-digits="1" number:grouping="true"/>
      <number:text> DA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DA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DA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DA</number:text>
    </number:number-style>
    <number:number-style style:name="N133">
      <number:text>-</number:text>
      <number:number number:decimal-places="2" number:min-decimal-places="2" number:min-integer-digits="1" number:grouping="true"/>
      <number:text> DA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DA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DA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2P2" style:volatile="true">
      <number:text> </number:text>
      <number:fill-character> </number:fill-character>
      <number:text>-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DA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DA </number:text>
    </number:number-style>
    <number:number-style style:name="N146P2" style:volatile="true">
      <number:text> </number:text>
      <number:fill-character> </number:fill-character>
      <number:text>- DA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DA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DA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DA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 number:language="en" number:country="US">DA</number:currency-symbol>
      <number:number number:decimal-places="2" number:min-decimal-places="2" number:min-integer-digits="1" number:grouping="true"/>
    </number:currency-style>
    <number:currency-style style:name="N160">
      <style:text-properties fo:color="#ff0000"/>
      <number:text>-</number:text>
      <number:currency-symbol number:language="en" number:country="US">DA</number:currency-symbol>
      <number:number number:decimal-places="2" number:min-decimal-places="2" number:min-integer-digits="1" number:grouping="true"/>
      <style:map style:condition="value()&gt;=0" style:apply-style-name="N160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style:glyph-orientation-vertical="0" fo:background-color="#00000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Accent_20_1_20_2" style:display-name="Accent 1 2" style:family="table-cell" style:parent-style-name="Default">
      <style:table-cell-properties style:glyph-orientation-vertical="0" fo:background-color="#00000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Accent_20_2_20_1" style:display-name="Accent 2 1" style:family="table-cell" style:parent-style-name="Default">
      <style:table-cell-properties style:glyph-orientation-vertical="0" fo:background-color="#80808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Accent_20_2_20_2" style:display-name="Accent 2 2" style:family="table-cell" style:parent-style-name="Default">
      <style:table-cell-properties style:glyph-orientation-vertical="0" fo:background-color="#80808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Accent_20_3_20_1" style:display-name="Accent 3 1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Accent_20_3_20_2" style:display-name="Accent 3 2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Accent_20_4" style:display-name="Accent 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Accent_20_5" style:display-name="Accent 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ommentaire" style:display-name="Excel_BuiltIn_Commentaire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Excel_5f_BuiltIn_5f_Insatisfaisant" style:display-name="Excel_BuiltIn_Insatisfaisant" style:family="table-cell" style:parent-style-name="Default">
      <style:table-cell-properties style:glyph-orientation-vertical="0" fo:background-color="#ff808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style:glyph-orientation-vertical="0" fo:background-color="#ffffcc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Titre_a0_1" style:display-name="Excel_BuiltIn_Titre 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libri" style:font-family-complex="Calibri" style:font-family-generic-complex="swiss" style:font-pitch-complex="variable" style:font-size-complex="18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style-complex="normal" style:font-weight-complex="bold"/>
    </style:style>
    <style:style style:name="Note_20_1" style:display-name="Note 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first-page-number="continue" style:scale-to="100%" style:writing-mode="lr-tb"/>
      <style:header-style>
        <style:header-footer-properties fo:min-height="0.2953in" fo:margin-left="0.748in" fo:margin-right="0.748in" fo:margin-bottom="0.2409in"/>
      </style:header-style>
      <style:footer-style>
        <style:header-footer-properties fo:min-height="0.2953in" fo:margin-left="0.748in" fo:margin-right="0.748in" fo:margin-top="0.2409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 style:data-style-name="N2" text:time-value="16:57:22.6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Feuille1_20_1" style:display-name="PageStyle_Feuille1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3T16:37:56.910000000</meta:creation-date>
    <dc:date>2025-12-03T17:01:27.345000000</dc:date>
    <meta:editing-duration>PT6M54S</meta:editing-duration>
    <meta:editing-cycles>2</meta:editing-cycles>
    <meta:generator>EasyOffice/7.6.2.1.0$Windows_X86_64 LibreOffice_project/0bc4d647150f05f02b71ccb5539a4012b57f1faf</meta:generator>
    <meta:document-statistic meta:table-count="1" meta:cell-count="6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60P0" style:volatile="true">
      <number:currency-symbol number:language="en" number:country="US">DA</number:currency-symbol>
      <number:number number:decimal-places="2" number:min-decimal-places="2" number:min-integer-digits="1" number:grouping="true"/>
    </number:currency-style>
    <number:currency-style style:name="N160">
      <style:text-properties fo:color="#ff0000"/>
      <number:text>-</number:text>
      <number:currency-symbol number:language="en" number:country="US">DA</number:currency-symbol>
      <number:number number:decimal-places="2" number:min-decimal-places="2" number:min-integer-digits="1" number:grouping="true"/>
      <style:map style:condition="value()&gt;=0" style:apply-style-name="N160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6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829cm" svg:height="8.232cm" xlink:href=".." xlink:type="simple" chart:class="chart:bar" chart:style-name="ch1">
        <chart:title svg:x="3.076cm" svg:y="0.3cm" chart:style-name="ch2">
          <text:p>Evolution des ventes mensuelles</text:p>
        </chart:title>
        <chart:legend chart:legend-position="end" svg:x="10.963cm" svg:y="2.572cm" style:legend-expansion="high" chart:style-name="ch3"/>
        <chart:plot-area chart:style-name="ch4" table:cell-range-address="Feuille1.A1:Feuille1.G5" chart:data-source-has-labels="both" svg:x="0.256cm" svg:y="1.243cm" svg:width="10.451cm" svg:height="6.825cm">
          <chart:coordinate-region svg:x="2.491cm" svg:y="1.442cm" svg:width="8.216cm" svg:height="5.979cm"/>
          <chart:axis chart:dimension="x" chart:name="primary-x" chart:style-name="ch5" chartooo:axis-type="auto">
            <chartooo:date-scale/>
            <chart:categories table:cell-range-address="Feuille1.A2:Feuille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B5" chart:label-cell-address="Feuille1.B1:Feuille1.B1" chart:class="chart:bar">
            <chart:data-point chart:repeated="4"/>
          </chart:series>
          <chart:series chart:style-name="ch9" chart:values-cell-range-address="Feuille1.C2:Feuille1.C5" chart:label-cell-address="Feuille1.C1:Feuille1.C1" chart:class="chart:bar">
            <chart:data-point chart:repeated="4"/>
          </chart:series>
          <chart:series chart:style-name="ch10" chart:values-cell-range-address="Feuille1.D2:Feuille1.D5" chart:label-cell-address="Feuille1.D1:Feuille1.D1" chart:class="chart:bar">
            <chart:data-point chart:repeated="4"/>
          </chart:series>
          <chart:series chart:style-name="ch11" chart:values-cell-range-address="Feuille1.E2:Feuille1.E5" chart:label-cell-address="Feuille1.E1:Feuille1.E1" chart:class="chart:bar">
            <chart:data-point chart:repeated="4"/>
          </chart:series>
          <chart:series chart:style-name="ch12" chart:values-cell-range-address="Feuille1.F2:Feuille1.F5" chart:label-cell-address="Feuille1.F1:Feuille1.F1" chart:class="chart:bar">
            <chart:data-point chart:repeated="4"/>
          </chart:series>
          <chart:series chart:style-name="ch13" chart:values-cell-range-address="Feuille1.G2:Feuille1.G5" chart:label-cell-address="Feuille1.G1:Feuille1.G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vier</text:p>
                <draw:g>
                  <svg:desc>Feuille1.B1:Feuille1.B1</svg:desc>
                </draw:g>
              </table:table-cell>
              <table:table-cell office:value-type="string">
                <text:p>Février</text:p>
                <draw:g>
                  <svg:desc>Feuille1.C1:Feuille1.C1</svg:desc>
                </draw:g>
              </table:table-cell>
              <table:table-cell office:value-type="string">
                <text:p>Mars</text:p>
                <draw:g>
                  <svg:desc>Feuille1.D1:Feuille1.D1</svg:desc>
                </draw:g>
              </table:table-cell>
              <table:table-cell office:value-type="string">
                <text:p>Avril</text:p>
                <draw:g>
                  <svg:desc>Feuille1.E1:Feuille1.E1</svg:desc>
                </draw:g>
              </table:table-cell>
              <table:table-cell office:value-type="string">
                <text:p>Mai</text:p>
                <draw:g>
                  <svg:desc>Feuille1.F1:Feuille1.F1</svg:desc>
                </draw:g>
              </table:table-cell>
              <table:table-cell office:value-type="string">
                <text:p>Juin</text:p>
                <draw:g>
                  <svg:desc>Feuille1.G1:Feui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dinateur</text:p>
                <draw:g>
                  <svg:desc>Feuille1.A2:Feuille1.A5</svg:desc>
                </draw:g>
              </table:table-cell>
              <table:table-cell office:value-type="float" office:value="15000">
                <text:p>15000</text:p>
                <draw:g>
                  <svg:desc>Feuille1.B2:Feuille1.B5</svg:desc>
                </draw:g>
              </table:table-cell>
              <table:table-cell office:value-type="float" office:value="12000">
                <text:p>12000</text:p>
                <draw:g>
                  <svg:desc>Feuille1.C2:Feuille1.C5</svg:desc>
                </draw:g>
              </table:table-cell>
              <table:table-cell office:value-type="float" office:value="18000">
                <text:p>18000</text:p>
                <draw:g>
                  <svg:desc>Feuille1.D2:Feuille1.D5</svg:desc>
                </draw:g>
              </table:table-cell>
              <table:table-cell office:value-type="float" office:value="20000">
                <text:p>20000</text:p>
                <draw:g>
                  <svg:desc>Feuille1.E2:Feuille1.E5</svg:desc>
                </draw:g>
              </table:table-cell>
              <table:table-cell office:value-type="float" office:value="22000">
                <text:p>22000</text:p>
                <draw:g>
                  <svg:desc>Feuille1.F2:Feuille1.F5</svg:desc>
                </draw:g>
              </table:table-cell>
              <table:table-cell office:value-type="float" office:value="25000">
                <text:p>25000</text:p>
                <draw:g>
                  <svg:desc>Feuille1.G2:Feuille1.G5</svg:desc>
                </draw:g>
              </table:table-cell>
            </table:table-row>
            <table:table-row>
              <table:table-cell office:value-type="string">
                <text:p>Imprimante</text:p>
              </table:table-cell>
              <table:table-cell office:value-type="float" office:value="5000">
                <text:p>5000</text:p>
              </table:table-cell>
              <table:table-cell office:value-type="float" office:value="7000">
                <text:p>7000</text:p>
              </table:table-cell>
              <table:table-cell office:value-type="float" office:value="6500">
                <text:p>65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Scanner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Ecrans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9500">
                <text:p>95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EasyOffice/7.6.2.1.0$Windows_X86_64 LibreOffice_project/0bc4d647150f05f02b71ccb5539a4012b57f1f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